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6" style:family="table">
      <style:table-properties style:width="6.7in" table:align="margins" fo:keep-with-next="auto" style:writing-mode="lr-tb"/>
    </style:style>
    <style:style style:name="Table56.A" style:family="table-column">
      <style:table-column-properties style:column-width="2.2333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fo:keep-with-next="auto"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7in" table:align="margins" fo:keep-with-next="auto"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uto"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Table_20_Contents">
      <style:paragraph-properties fo:keep-with-next="always"/>
    </style:style>
    <style:style style:name="P3" style:family="paragraph" style:parent-style-name="Table_20_Contents">
      <style:paragraph-properties fo:keep-with-next="always"/>
      <style:text-properties fo:font-weight="bold" style:font-weight-asian="bold"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4pt" style:font-size-asian="12.25pt" style:font-size-complex="14pt"/>
    </style:style>
    <style:style style:name="P7" style:family="paragraph" style:parent-style-name="Standard">
      <style:paragraph-properties fo:margin-top="0.028in" fo:margin-bottom="0.028in" style:snap-to-layout-grid="false"/>
      <style:text-properties fo:font-weight="bold" style:font-weight-asian="bold"/>
    </style:style>
    <style:style style:name="P8" style:family="paragraph" style:parent-style-name="Standard">
      <style:paragraph-properties fo:margin-top="0.028in" fo:margin-bottom="0.028in" style:snap-to-layout-grid="false"/>
    </style:style>
    <style:style style:name="P9" style:family="paragraph" style:parent-style-name="Title">
      <style:text-properties fo:font-size="28pt" style:font-size-asian="28pt" style:font-size-complex="28pt"/>
    </style:style>
    <style:style style:name="P10" style:family="paragraph" style:parent-style-name="Title">
      <style:paragraph-properties fo:margin-top="0in" fo:margin-bottom="0.278in"/>
      <style:text-properties fo:font-size="20pt" style:font-size-asian="20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0.25in"/>
          <style:tab-stop style:position="6.5in" style:leader-style="dotted" style:leader-text="."/>
          <style:tab-stop style:position="7.1752in" style:type="right" style:leader-style="dotted" style:leader-text="."/>
        </style:tab-stops>
      </style:paragraph-properties>
    </style:style>
    <style:style style:name="P13" style:family="paragraph" style:parent-style-name="Contents_20_2">
      <style:paragraph-properties>
        <style:tab-stops>
          <style:tab-stop style:position="6.5in" style:leader-style="dotted" style:leader-text="."/>
          <style:tab-stop style:position="6.7374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line" style:master-page-name="First_20_Page">
      <style:paragraph-properties style:page-number="auto"/>
    </style:style>
    <style:style style:name="P17" style:family="paragraph" style:parent-style-name="Heading_20_2">
      <style:text-properties fo:font-size="14pt" fo:font-weight="bold" style:font-size-asian="14pt" style:font-weight-asian="bold" style:font-size-complex="14pt" style:font-weight-complex="bold"/>
    </style:style>
    <style:style style:name="P18" style:family="paragraph" style:parent-style-name="Heading_20_1">
      <style:text-properties fo:font-size="14pt" style:font-size-asian="14pt" style:font-size-complex="14pt"/>
    </style:style>
    <style:style style:name="P19" style:family="paragraph" style:parent-style-name="Heading_20_1" style:master-page-name="MyHeader1">
      <style:paragraph-properties style:page-number="1" fo:break-before="page"/>
    </style:style>
    <style:style style:name="P20" style:family="paragraph" style:parent-style-name="Heading_20_1">
      <style:paragraph-properties fo:break-before="page"/>
      <style:text-properties fo:font-size="14pt" style:font-size-asian="12.25pt" style:font-size-complex="14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variable-decls>
        <text:variable-decl office:value-type="string" text:name="Project"/>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Interface Control Document</text:p>
      <text:p text:style-name="P10">For</text:p>
      <text:p text:style-name="P9"><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Feb. 27, 2010</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11">Table of Contents</text:p>
          </text:index-title>
          <text:p text:style-name="P12">1 Introduction<text:tab/>1</text:p>
          <text:p text:style-name="P13">1.1 Purpose<text:tab/>1</text:p>
          <text:p text:style-name="P13">1.2 Description<text:tab/>1</text:p>
          <text:p text:style-name="P12">2 Interface Requirements<text:tab/>1</text:p>
          <text:p text:style-name="P12">3 Interfaces<text:tab/>2</text:p>
          <text:p text:style-name="P13">3.1 General Interface Items<text:tab/>2</text:p>
          <text:p text:style-name="P13">3.2 Pinsetter (Scorer) Interface<text:tab/>2</text:p>
          <text:p text:style-name="P13">3.3 Upper Interface<text:tab/>2</text:p>
          <text:p text:style-name="P13">3.4 Lower Interface<text:tab/>2</text:p>
          <text:p text:style-name="P13">3.5 Front Desk Interface<text:tab/>2</text:p>
          <text:p text:style-name="P12">4 Definitions, Acronyms and abbreviations<text:tab/>3</text:p>
        </text:index-body>
      </text:table-of-content>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style-name="Table1.1">
          <table:table-cell table:style-name="Table1.A2" office:value-type="string">
            <text:p text:style-name="P8">Matt Mead</text:p>
          </table:table-cell>
          <table:table-cell table:style-name="Table1.B2" office:value-type="string">
            <text:p text:style-name="P8">MM/DD/YYYY</text:p>
          </table:table-cell>
          <table:table-cell table:style-name="Table1.B2" office:value-type="string">
            <text:p text:style-name="P8">Original Release</text:p>
          </table:table-cell>
          <table:table-cell table:style-name="Table1.D2" office:value-type="string">
            <text:p text:style-name="P8">0.xx</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4"/>
      <text:h text:style-name="P19" text:outline-level="1">Introduction</text:h>
      <text:h text:style-name="Heading_20_2" text:outline-level="2">Purpose</text:h>
      <text:p text:style-name="Standard">The purpose of this document is to capture the commands and settings used to control the devices for <text:span text:style-name="T1"><text:variable-get text:name="Project" office:value-type="string">The OpenBowling Project</text:variable-get></text:span><text:span text:style-name="T1">. <text:s/>This document will allow programmers to communicate correctly with the specific devices and obtain data from them. <text:s/>This will allow new development partners to integrate their components with </text:span><text:span text:style-name="T1"><text:variable-get text:name="Project" office:value-type="string">The OpenBowling Project</text:variable-get></text:span><text:span text:style-name="T1">.</text:span></text:p>
      <text:p text:style-name="P5"/>
      <text:h text:style-name="P17" text:outline-level="2">Description</text:h>
      <text:p text:style-name="P5">This document describes the interfaces between the pinsetter (scorer) devices, the upper devices, the lower devices and the front desk devices. <text:s/>All of the devices are connected via a standard Ethernet connection. <text:s/>Data will be transmitted between devices with TCP/IP data packets. <text:s/>The data packets between the devices will be in the XML format except in the noted exceptions in this document.</text:p>
      <text:p text:style-name="P5"/>
      <text:h text:style-name="Heading_20_2" text:outline-level="2">References</text:h>
      <text:list xml:id="list34301161" text:style-name="L1">
        <text:list-item>
          <text:p text:style-name="P14">XML specifications: <text:a xlink:type="simple" xlink:href="http://www.w3.org/standards/xml/">http://www.w3.org/standards/xml/</text:a></text:p>
        </text:list-item>
        <text:list-item>
          <text:p text:style-name="P14"/>
        </text:list-item>
      </text:list>
      <text:h text:style-name="P18" text:outline-level="1">Interface Requirements</text:h>
      <text:p text:style-name="Standard"/>
      <table:table table:name="Table56" table:style-name="Table56">
        <table:table-column table:style-name="Table56.A" table:number-columns-repeated="3"/>
        <table:table-row>
          <table:table-cell table:style-name="Table56.A1" office:value-type="string">
            <text:p text:style-name="P3">ICD-????</text:p>
          </table:table-cell>
          <table:table-cell table:style-name="Table56.A1" office:value-type="string">
            <text:p text:style-name="P2">Priority: 1</text:p>
          </table:table-cell>
          <table:table-cell table:style-name="Table56.C1" office:value-type="string">
            <text:p text:style-name="P2"/>
          </table:table-cell>
        </table:table-row>
        <table:table-row>
          <table:table-cell table:style-name="Table56.A2" table:number-columns-spanned="3" office:value-type="string">
            <text:p text:style-name="P2"><text:span text:style-name="T2">Text</text:span>: <text:s/>The data packets shall be in XML documents except where noted.</text:p>
          </table:table-cell>
          <table:covered-table-cell/>
          <table:covered-table-cell/>
        </table:table-row>
        <table:table-row>
          <table:table-cell table:style-name="Table56.A2" table:number-columns-spanned="3" office:value-type="string">
            <text:p text:style-name="Table_20_Contents"><text:span text:style-name="T2">Rationale</text:span>: <text:s/>Almost all data will be sent with XML packets. <text:s/>Exceptions will include the web cam streaming on the pinsetter (scorer) device.</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3">ICD-????</text:p>
          </table:table-cell>
          <table:table-cell table:style-name="Table2.A1" office:value-type="string">
            <text:p text:style-name="P2">Priority: 1</text:p>
          </table:table-cell>
          <table:table-cell table:style-name="Table2.C1" office:value-type="string">
            <text:p text:style-name="P2"/>
          </table:table-cell>
        </table:table-row>
        <table:table-row>
          <table:table-cell table:style-name="Table2.A2" table:number-columns-spanned="3" office:value-type="string">
            <text:p text:style-name="P2"><text:span text:style-name="T2">Text</text:span>: The XML documents shall follow the W3C specifications.</text:p>
          </table:table-cell>
          <table:covered-table-cell/>
          <table:covered-table-cell/>
        </table:table-row>
        <table:table-row>
          <table:table-cell table:style-name="Table2.A2" table:number-columns-spanned="3" office:value-type="string">
            <text:p text:style-name="Table_20_Contents"><text:span text:style-name="T2">Rationale</text:span>: <text:s/>This is the industry standard that needs to be followed.</text:p>
          </table:table-cell>
          <table:covered-table-cell/>
          <table:covered-table-cell/>
        </table:table-row>
      </table:table>
      <text:p text:style-name="Standard"/>
      <table:table table:name="Table3" table:style-name="Table3">
        <table:table-column table:style-name="Table3.A" table:number-columns-repeated="3"/>
        <table:table-row>
          <table:table-cell table:style-name="Table3.A1" office:value-type="string">
            <text:p text:style-name="P3">ICD-????</text:p>
          </table:table-cell>
          <table:table-cell table:style-name="Table3.A1" office:value-type="string">
            <text:p text:style-name="P2">Priority: 1</text:p>
          </table:table-cell>
          <table:table-cell table:style-name="Table3.C1" office:value-type="string">
            <text:p text:style-name="P2"/>
          </table:table-cell>
        </table:table-row>
        <table:table-row>
          <table:table-cell table:style-name="Table3.A2" table:number-columns-spanned="3" office:value-type="string">
            <text:p text:style-name="P2"><text:span text:style-name="T2">Text</text:span>: </text:p>
          </table:table-cell>
          <table:covered-table-cell/>
          <table:covered-table-cell/>
        </table:table-row>
        <text:soft-page-break/>
        <table:table-row>
          <table:table-cell table:style-name="Table3.A2" table:number-columns-spanned="3" office:value-type="string">
            <text:p text:style-name="Table_20_Contents"><text:span text:style-name="T2">Rationale</text:span>: <text:s/></text:p>
          </table:table-cell>
          <table:covered-table-cell/>
          <table:covered-table-cell/>
        </table:table-row>
      </table:table>
      <text:p text:style-name="Standard"/>
      <table:table table:name="Table4" table:style-name="Table4">
        <table:table-column table:style-name="Table4.A" table:number-columns-repeated="3"/>
        <table:table-row>
          <table:table-cell table:style-name="Table4.A1" office:value-type="string">
            <text:p text:style-name="P3">ICD-????</text:p>
          </table:table-cell>
          <table:table-cell table:style-name="Table4.A1" office:value-type="string">
            <text:p text:style-name="P2">Priority: 1</text:p>
          </table:table-cell>
          <table:table-cell table:style-name="Table4.C1" office:value-type="string">
            <text:p text:style-name="P2"/>
          </table:table-cell>
        </table:table-row>
        <table:table-row>
          <table:table-cell table:style-name="Table4.A2" table:number-columns-spanned="3" office:value-type="string">
            <text:p text:style-name="P2"><text:span text:style-name="T2">Text</text:span>: </text:p>
          </table:table-cell>
          <table:covered-table-cell/>
          <table:covered-table-cell/>
        </table:table-row>
        <table:table-row>
          <table:table-cell table:style-name="Table4.A2" table:number-columns-spanned="3" office:value-type="string">
            <text:p text:style-name="Table_20_Contents"><text:span text:style-name="T2">Rationale</text:span>: <text:s/></text:p>
          </table:table-cell>
          <table:covered-table-cell/>
          <table:covered-table-cell/>
        </table:table-row>
      </table:table>
      <text:p text:style-name="P5"/>
      <text:h text:style-name="P18" text:outline-level="1">Interfaces</text:h>
      <text:p text:style-name="Standard"/>
      <text:h text:style-name="Heading_20_2" text:outline-level="2">General Interface Items</text:h>
      <text:p text:style-name="P5"/>
      <text:p text:style-name="P5"/>
      <text:h text:style-name="Heading_20_2" text:outline-level="2">Pinsetter (Scorer) Interface</text:h>
      <text:list xml:id="list34362601" text:style-name="L2">
        <text:list-item>
          <text:p text:style-name="P15">Initialize Game<text:line-break/>Game packet data will be created by the Front Desk. <text:s/>This data will contain a unique game ID, game-rules, bowlers, and lane grouping information. <text:s/>The Scorer will take this information, create its game structure (load rule-set modules, etc) and send appropriate information to Uppers and Lowers.</text:p>
          <text:list>
            <text:list-item>
              <text:p text:style-name="P15">Game rules will contain type information such as timed-bowling, score-based bowling, etc. <text:s/>With that information, time limits and/or score-type (10-pin, low-ball, etc) will be included so that the scorer knows how to proceed until a winner/limit can be determined from the rule-set. <text:s/>Note: for score-based games, completion may be defined as multiple games in a series.</text:p>
            </text:list-item>
            <text:list-item>
              <text:p text:style-name="P15">Bowler information will contain a unique-id (required) for each bowler, a bowler name (optional), a “home lane” (required) for each bowler</text:p>
            </text:list-item>
            <text:list-item>
              <text:p text:style-name="P15">Lane grouping information will be very simple for one-lane games. <text:s/>For multi-lane games (including cross-lane), the data will contain which lanes are in the set and the order in which the lanes will be traversed by the bowlers.</text:p>
            </text:list-item>
          </text:list>
        </text:list-item>
        <text:list-item>
          <text:p text:style-name="P15">No FD<text:line-break/>The Lower console can initiate a No FD game. <text:s/>This concept is useful when the Front Desk is down. <text:s/>It allows the center to keep running even though it has no Front Desk. <text:s/>The Scorer Only data must contain basic game information, such as the rules (game-type), and one bowler. <text:s/>Afterward additional bowlers can be added to the game. <text:s/>It may be unlikely that <text:s/>multi-lane is allowed in No FD mode. <text:s/>A password may be required to initiate a No FD game to prevent stealing of games. <text:s/>During a No FD game, the scorer will record all data until it can contact the Front Desk. <text:s/>Once the Front Desk is available, it will report that X number of No FD games have taken place to the Front Desk and it will then proceed to <text:soft-page-break/>upload the No FD game data to the Front Desk. <text:s/>Additionally, the Scorer can report a No FD Summary to the Upper and/or Lower at the end of a No FD session. <text:s/>This can allow Bowling Center Operators to charge bowlers properly while the Front Desk is down. </text:p>
        </text:list-item>
        <text:list-item>
          <text:p text:style-name="P15">Redirect Scores<text:line-break/>All bowlers are assigned a home lane during a game initialize command from the front desk. In the event that a bowler is added mid-game, the bowler's home lane will be the lane where he/she was added. <text:s/>The scorer assigned to the home lane will process the bowling scores for all bowlers who are also assigned to that same home lane. <text:s/>If a bowler is bowling on a different lane, the Pinsetter will detect a ball thrown and calculate the scores. <text:s/>Then the Pinsetter will send the pinfall data to the Scorer of the same lane. <text:s/>The Scorer of the same lane will see that the current active bowler has a different home lane assigned to him/her, and the Scorer of the same lane will redirect the pinfall data along with the active bowler id to the Scorer from the same home lane as the bowler. <text:s/>When the Scorer receives a Redirected Scores packet it will apply it to the bowler id which was specified in the packet and then broadcast the new update to all subscribers (Uppers / Lowers).</text:p>
        </text:list-item>
        <text:list-item>
          <text:p text:style-name="P15">Subscription Request<text:line-break/>Any of the Uppers / Lowers can send a Subscription Request to a Scorer along with either a specific game ID or a bowler ID. <text:s/>When the Scorer receives this request, it will send the full game data or individual bowler information to the sender. <text:s/>Afterward, it will continue to send game or bowler updates until the game is defined as complete by the game rule-set.</text:p>
        </text:list-item>
        <text:list-item>
          <text:p text:style-name="P15">Unsubscribe Request<text:line-break/>Any Upper / Lower which is subscribed to a game or individual bowler for scoring updates can unsubscribe at any time. <text:s/>Included in this request must be the game ID or bowler ID to which the sender wishes to be unsubscribed. <text:s/>When the Scorer receives an Unsubscribe Request, the Scorer simply removes the sender from the queue of subscribers.</text:p>
        </text:list-item>
        <text:list-item>
          <text:p text:style-name="P15">One-time Data Request<text:line-break/>Any LRU, including the Front Desk, can send a one-time data request containing either a game ID or bowler ID to a Scorer. <text:s/>When the Scorer receives this request, it will send the same information as it would send initially in a Subscription Request, but it will not add the sender to any subscription queue. <text:s/>Consequently, it will not send any further updates to the sender.</text:p>
        </text:list-item>
        <text:list-item>
          <text:p text:style-name="P15">Bowler Travel<text:line-break/>Each bowler is assigned a home lane. <text:s/>For multi-lane games, a bowler will travel to different lanes. <text:s/>Bowler Travel information is a minimal set of bowler information, including his/her ID, name, and home lane. <text:s/>Bowler Travel information will be sent by the Scorer which is assigned to the same lane number as the bowler's home lane. <text:s/>When a Scorer “A” receives a Bowler Travel command from Scorer “B”, Scorer “A” will queue up the bowler in the logical order based on the game rules and/or bowler-skip information. <text:s/>Depending on preferences set by the bowlers or front desk, bowlers may move to a new lane immediately upon finishing a frame or with their “team” (other bowlers assigned to the same home lane) once their team has completely finished the frame (the latter would be most common in a typical cross-lane scenario). <text:s/>Also after Scorer “A” receives the Bowler Travel command, it will send a notificaiton of Bowler Travel to the </text:p>
        </text:list-item>
        <text:list-item>
          <text:p text:style-name="P15">Bowler Skip<text:line-break/>A Bowler Skip command allows the entire system to continue in the event that the current <text:soft-page-break/>active bowler is occupied for a duration (restroom, food, phone call, etc). <text:s/>This command will be initiated by the Lower console or Front Desk. <text:s/>The Lower will send the Skip command to the same-lane Scorer, even if the same-lane Scorer is not on the same lane as the bowler's home lane. <text:s/>This is because, typically the bowler will be skipped by the console which is on the same lane as the Scorer who has the bowler scheduled to bowl. <text:s/>When the Scorer (which is on the same lane as the Lower which sent the command) receives the Bowler Skip command, it will set an internal flag indicating that the bowler should be skipped. <text:s/>Afterward, this Scorer will send a Bowler Skip command to the Scorer on the same lane as the bowler's home lane because that Scorer is the primary keeper of that bowler's data. <text:s/>If the Front Desk issues the Bowler Skip command, it will send the command directly to the Scorer assigned to the same lane as the bowler's home lane. <text:s/>Subsequently, that Scorer will then send out a Bowler Skip command to the appropriate Scorer if the bowler is currently bowling on a different lane.</text:p>
        </text:list-item>
        <text:list-item>
          <text:p text:style-name="P15">Bowler Reorder<text:line-break/>A Bowler Reorder will typically be issued from the Lower console. <text:s/>This command allows the bowlers to change the bowling order. <text:s/>Additionally, the Front Desk can send the same command. <text:s/>The Bowler Reorder command must contain the bowler ID's in the new order. <text:s/>When a Scorer receives the Bowler Reorder command, the Scorer reorders the bowlers and sends an update to any game subscribers or Uppers / Lowers on the same lane.</text:p>
        </text:list-item>
        <text:list-item>
          <text:p text:style-name="P15">Bowler Rename<text:line-break/>A Bowler Rename command can be issued either by the Lower console or the Front Desk. The Bowler Rename command must contain the bowler ID of the bowler to be renamed, along with the new name. <text:s/>When the Scorer receives the Bowler Rename command, it will update the bowler's name and then send a Bowler Rename command to the Scorer assigned to the same lane as the bowler's home lane. <text:s/>This will occur similarly to the Bowler Skip command described previously.</text:p>
        </text:list-item>
        <text:list-item>
          <text:p text:style-name="P15">Bowler Add<text:line-break/>The Bowler Add command can also be issued by either the Lower console or Front Desk. This command must contain all of the same data which is required when the Front Desk issues a new game. <text:s/>Any bowler previously disabled with the Bowler Delete command can be selected via a list during the Bowler Add event. <text:s/>This will essentially resume a bowling session, skipping the time that was missed. <text:s/>When the Scorer receives a Bowler Add command, the Scorer adds the new bowler data to its internal roster and assigns the current lane to the bowler as the bowler's home lane.</text:p>
        </text:list-item>
        <text:list-item>
          <text:p text:style-name="P15">Bowler Disable<text:line-break/>The Bowler Disable command is like a deletion of a bowler from the roster. <text:s/>The bowler will no longer be displayed on the Uppers / Lowers and any subscribers to this ID will be notified of the Subscription Termination. <text:s/>The bowler is not deleted however because this could enable bowling theft by adding bowlers and then deleting them before the game is complete. <text:s/>The Bowler Disable command must contain the bowler ID. <text:s/>When the Scorer receives the Bowler Disable command and this Scorer is not assigned to the same lane as the bowler's home lane, the following actions will take place: it will remove the bowler from its roster; it will send a Bowler Disable command to the Scorer assigned to the same lane as the bowler's home lane. <text:s/>If the Bowler Disable command is received by the Scorer assigned to the same lane as the bowler's home lane, the Scorer will set a flag indicating this bowler is <text:soft-page-break/>disabled. <text:s/>The Scorer will then send a Subscription Termination to any subscribers who had subscribed to this bowler.</text:p>
        </text:list-item>
      </text:list>
      <text:p text:style-name="P5"/>
      <text:p text:style-name="P5"/>
      <text:h text:style-name="Heading_20_2" text:outline-level="2">Upper Interface</text:h>
      <text:p text:style-name="P5"/>
      <text:p text:style-name="P5"/>
      <text:h text:style-name="Heading_20_2" text:outline-level="2">Lower Interface</text:h>
      <text:p text:style-name="P5"/>
      <text:p text:style-name="P5"/>
      <text:h text:style-name="Heading_20_2" text:outline-level="2">Front Desk Interface</text:h>
      <text:p text:style-name="P5"/>
      <text:p text:style-name="P5"/>
      <text:h text:style-name="P20" text:outline-level="1">Definitions, Acronyms and abbreviations</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MyHeader1" style:page-layout-name="Mpm3">
      <style:header>
        <text:p text:style-name="Header">ICD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meta:initial-creator>
    <meta:creation-date>2010-02-27T14:13:55</meta:creation-date>
    <dc:date>2010-05-05T16:04:48.12</dc:date>
    <dc:creator>Eric Koski</dc:creator>
    <meta:editing-duration>PT04H02M01S</meta:editing-duration>
    <meta:editing-cycles>8</meta:editing-cycles>
    <meta:generator>OpenOffice.org/3.1$Win32 OpenOffice.org_project/310m19$Build-9420</meta:generator>
    <meta:document-statistic meta:table-count="5" meta:image-count="0" meta:object-count="0" meta:page-count="8" meta:paragraph-count="76" meta:word-count="1875" meta:character-count="10843"/>
  </office:meta>
</office:document-meta>
</file>